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5cm" fo:min-width="9.0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05cm" fo:min-width="8.75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376cm" fo:min-width="3.2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-color="#dddddd"/>
      <style:paragraph-properties fo:text-align="center"/>
      <style:text-properties fo:color="#000099" fo:font-size="16pt" style:font-size-asian="18pt" style:font-size-complex="18pt"/>
    </style:style>
    <style:style style:name="T1" style:family="text">
      <style:text-properties fo:color="#eeeeee"/>
    </style:style>
    <style:style style:name="T2" style:family="text">
      <style:text-properties fo:color="#000099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cm" svg:height="1.501cm" svg:x="4.9cm" svg:y="2.099cm">
          <text:p text:style-name="P1"><text:span text:style-name="T1">Gesellsch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074cm" svg:y1="6.6cm" svg:x2="8.5cm" svg:y2="6.628cm">
          <text:p/>
        </draw:line>
        <draw:custom-shape draw:style-name="gr3" draw:text-style-name="P2" draw:layer="layout" svg:width="9.4cm" svg:height="1.501cm" svg:x="5cm" svg:y="12.2cm">
          <text:p text:style-name="P1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9.9cm" svg:y1="10.3cm" svg:x2="9.9cm" svg:y2="11.8cm">
          <text:p/>
        </draw:line>
        <draw:line draw:style-name="gr2" draw:text-style-name="P3" draw:layer="layout" svg:x1="13.6cm" svg:y1="3.9cm" svg:x2="13.6cm" svg:y2="5.5cm">
          <text:p/>
        </draw:line>
        <draw:custom-shape draw:style-name="gr4" draw:text-style-name="P5" draw:layer="layout" svg:width="3.9cm" svg:height="1.8cm" svg:x="7.9cm" svg:y="8.4cm">
          <text:p text:style-name="P4"><text:span text:style-name="T2">Technischer</text:span></text:p>
          <text:p text:style-name="P4"><text:span text:style-name="T2">Fortschrit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cm" svg:height="1.8cm" svg:x="3.8cm" svg:y="5.7cm">
          <text:p text:style-name="P4"><text:span text:style-name="T2">Energie</text:span></text:p>
          <text:p text:style-name="P4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cm" svg:height="1.8cm" svg:x="11.8cm" svg:y="5.7cm">
          <text:p text:style-name="P4"><text:span text:style-name="T2">Regulier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8cm" svg:y1="7.9cm" svg:x2="5.8cm" svg:y2="11.8cm">
          <text:p/>
        </draw:line>
        <draw:line draw:style-name="gr2" draw:text-style-name="P3" draw:layer="layout" svg:x1="5.8cm" svg:y1="3.9cm" svg:x2="5.8cm" svg:y2="5.5cm">
          <text:p/>
        </draw:line>
        <draw:line draw:style-name="gr2" draw:text-style-name="P3" draw:layer="layout" svg:x1="13.7cm" svg:y1="8.1cm" svg:x2="13.7cm" svg:y2="12cm">
          <text:p/>
        </draw:line>
        <draw:line draw:style-name="gr2" draw:text-style-name="P3" draw:layer="layout" svg:x1="9.8cm" svg:y1="4cm" svg:x2="9.8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9:17:23.131391386</meta:creation-date>
    <dc:date>2018-04-07T09:27:35.284127183</dc:date>
    <meta:editing-duration>PT2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